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5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6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7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8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1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2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3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5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6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7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8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9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2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3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4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5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6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9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1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2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3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5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6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7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8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9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0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1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1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2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3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4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7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8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9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11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12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13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1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6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7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8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9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20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1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5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26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7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8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29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30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31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32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33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34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35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9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4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5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9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2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3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5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6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7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8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1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2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3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4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5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6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7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9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2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3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4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5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8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9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1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5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6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7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9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0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1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2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3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4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5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6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7.5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28:42.130554604</meta:creation-date>
    <dc:date>2022-01-23T14:32:46.715780248</dc:date>
    <meta:editing-duration>PT4M4S</meta:editing-duration>
    <meta:editing-cycles>2</meta:editing-cycles>
    <meta:generator>LibreOffice/6.4.7.2$Linux_X86_64 LibreOffice_project/40$Build-2</meta:generator>
    <meta:document-statistic meta:table-count="1" meta:cell-count="438" meta:object-count="0"/>
  </office:meta>
</office:document-meta>
</file>